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1" svg:font-family="Lucidasans"/>
    <style:font-face style:name="StarSymbol" svg:font-family="StarSymbol"/>
    <style:font-face style:name="Arial1" svg:font-family="Arial"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3" style:list-style-name="L1"/>
    <style:style style:name="P2" style:family="paragraph" style:parent-style-name="Heading_20_3" style:list-style-name="L2"/>
    <style:style style:name="P3" style:family="paragraph" style:parent-style-name="Heading_20_4" style:list-style-name="L2"/>
    <style:style style:name="P4" style:family="paragraph" style:parent-style-name="Heading_20_3" style:list-style-name="L3"/>
    <style:style style:name="P5" style:family="paragraph" style:parent-style-name="Standard">
      <style:text-properties fo:font-weight="bold" style:font-weight-asian="bold" style:font-weight-complex="bold"/>
    </style:style>
    <style:style style:name="P6" style:family="paragraph" style:parent-style-name="Standard" style:list-style-name="L4">
      <style:text-properties fo:font-style="normal" style:font-style-asian="normal" style:font-style-complex="normal"/>
    </style:style>
    <style:style style:name="P7" style:family="paragraph" style:parent-style-name="Standard">
      <style:text-properties fo:font-style="normal" style:font-style-asian="normal" style:font-style-complex="normal"/>
    </style:style>
    <style:style style:name="P8" style:family="paragraph" style:parent-style-name="Standard" style:list-style-name="L5">
      <style:text-properties style:font-name="Arial" fo:font-size="13pt" style:font-size-asian="13pt" style:font-size-complex="13pt"/>
    </style:style>
    <style:style style:name="P9" style:family="paragraph" style:parent-style-name="Heading_20_2" style:list-style-name="L6"/>
    <style:style style:name="P10" style:family="paragraph" style:parent-style-name="Heading_20_3" style:list-style-name="L6"/>
    <style:style style:name="P11" style:family="paragraph" style:parent-style-name="Heading_20_3" style:list-style-name="L7"/>
    <style:style style:name="P12" style:family="paragraph" style:parent-style-name="Standard" style:list-style-name="L8"/>
    <style:style style:name="P13" style:family="paragraph" style:parent-style-name="Heading_20_3" style:list-style-name="L9"/>
    <style:style style:name="P14" style:family="paragraph" style:parent-style-name="Heading_20_2" style:list-style-name="L9"/>
    <style:style style:name="P15" style:family="paragraph" style:parent-style-name="Heading_20_3" style:list-style-name="L10"/>
    <style:style style:name="P16" style:family="paragraph" style:parent-style-name="Standard" style:list-style-name="L4"/>
    <style:style style:name="P17" style:family="paragraph" style:parent-style-name="Standard" style:list-style-name="L4">
      <style:text-properties style:font-name="Arial" fo:font-weight="bold" style:font-weight-asian="bold" style:font-weight-complex="bold"/>
    </style:style>
    <style:style style:name="P18" style:family="paragraph" style:parent-style-name="Heading_20_3" style:list-style-name="L4"/>
    <style:style style:name="P19" style:family="paragraph" style:parent-style-name="Heading_20_3" style:list-style-name="L11"/>
    <style:style style:name="P20" style:family="paragraph" style:parent-style-name="Heading_20_2" style:list-style-name="L12"/>
    <style:style style:name="P21" style:family="paragraph" style:parent-style-name="Heading_20_3" style:list-style-name="L12"/>
    <style:style style:name="P22" style:family="paragraph" style:parent-style-name="Heading_20_3" style:list-style-name="L13"/>
    <style:style style:name="P23" style:family="paragraph" style:parent-style-name="Heading_20_4" style:list-style-name="L13"/>
    <style:style style:name="P24" style:family="paragraph" style:parent-style-name="Heading_20_4" style:list-style-name="L14"/>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notes on Nietzsche</text:p>
      <text:p text:style-name="Standard">from Continental Political Thought, Carver &amp; Martin (eds) </text:p>
      <text:h text:style-name="Heading_20_1" text:outline-level="1">distrust of reason</text:h>
      <text:p text:style-name="Standard">understood as scientific or socio-scientific claims of knowledge </text:p>
      <text:h text:style-name="Heading_20_2" text:outline-level="2">englightenment reason not able to present reality with distortion</text:h>
      <text:list text:style-name="L1">
        <text:list-item>
          <text:list>
            <text:list-item>
              <text:list>
                <text:list-item>
                  <text:h text:style-name="P1" text:outline-level="3">NOT dispassionate and objective</text:h>
                </text:list-item>
                <text:list-item>
                  <text:h text:style-name="P1" text:outline-level="3">NOT without contaminants</text:h>
                </text:list-item>
              </text:list>
            </text:list-item>
          </text:list>
        </text:list-item>
      </text:list>
      <text:h text:style-name="Heading_20_2" text:outline-level="2">removal of the HUMAN subject</text:h>
      <text:list text:style-name="L2">
        <text:list-item>
          <text:list>
            <text:list-item>
              <text:list>
                <text:list-item>
                  <text:h text:style-name="P2" text:outline-level="3">how can I accquire knowledge?</text:h>
                </text:list-item>
                <text:list-item>
                  <text:h text:style-name="P2" text:outline-level="3">masks</text:h>
                  <text:list>
                    <text:list-item>
                      <text:h text:style-name="P3" text:outline-level="4">masked a denial of life</text:h>
                    </text:list-item>
                  </text:list>
                </text:list-item>
              </text:list>
            </text:list-item>
          </text:list>
        </text:list-item>
      </text:list>
      <text:h text:style-name="Heading_20_2" text:outline-level="2">undermining reason</text:h>
      <text:list text:style-name="L3">
        <text:list-item>
          <text:list>
            <text:list-item>
              <text:list>
                <text:list-item>
                  <text:h text:style-name="P4" text:outline-level="3">humans are passionate emotionate beings rather than the FICTION of subjects who know something</text:h>
                </text:list-item>
                <text:list-item>
                  <text:h text:style-name="P4" text:outline-level="3">Nietzsche issues a deninal of teleological notions of human life</text:h>
                </text:list-item>
              </text:list>
            </text:list-item>
          </text:list>
        </text:list-item>
      </text:list>
      <text:p text:style-name="P5"/>
      <text:p text:style-name="P5">Teleology (Greek: telos: end, purpose) </text:p>
      <text:p text:style-name="Standard">is the philosophical study of design, purpose, directive principle, or finality in nature or human creations. </text:p>
      <text:p text:style-name="Standard"/>
      <text:p text:style-name="Standard">It is traditionally contrasted with philosophical naturalism, which views nature as lacking design or purpose. </text:p>
      <text:p text:style-name="Standard"/>
      <text:p text:style-name="Standard">In opposition to this, teleology holds there is <text:span text:style-name="T1">a final cause or purpose inherent in all beings</text:span>. There are two types of such causes, intrinsic finality and extrinsic finality. </text:p>
      <text:p text:style-name="Standard"/>
      <text:p text:style-name="Standard">Historically, teleology may be identified with Aristotelianism and the scholastic tradition in philosophy, again, made central to speculative philosophy by Hegel. The rationale of teleology was explored in detail by Immanuel Kant in his Critique of Judgement.</text:p>
      <text:p text:style-name="Text_20_body"/>
      <text:p text:style-name="Text_20_body"/>
      <text:h text:style-name="Heading_20_1" text:outline-level="1">perspectivisim</text:h>
      <text:p text:style-name="Standard">the filtering of experiences by a subject </text:p>
      <text:list text:style-name="L4">
        <text:list-item>
          <text:p text:style-name="P6">character traits </text:p>
        </text:list-item>
        <text:list-item>
          <text:p text:style-name="P6">ambitions </text:p>
        </text:list-item>
        <text:list-item>
          <text:p text:style-name="P6">reactions </text:p>
        </text:list-item>
      </text:list>
      <text:p text:style-name="P7"/>
      <text:p text:style-name="Standard">recognition of perception allows us to have a greater conception and greater objectivity </text:p>
      <text:list text:style-name="L5">
        <text:list-item>
          <text:p text:style-name="P8">centre on the knowing of the subject</text:p>
          <text:list>
            <text:list-item>
              <text:p text:style-name="P8">relationship to Appadruai - perspectivial theory of globalisation</text:p>
            </text:list-item>
          </text:list>
        </text:list-item>
        <text:list-item>
          <text:p text:style-name="P8">this argument counters such ideas as...</text:p>
          <text:list>
            <text:list-item>
              <text:p text:style-name="P8">pure reason - Kant</text:p>
              <text:list>
                <text:list-item>
                  <text:p text:style-name="P8">Kant etc has "timeless, painless, will-less subject[s]" </text:p>
                </text:list-item>
              </text:list>
            </text:list-item>
            <text:list-item>
              <text:p text:style-name="P8">knowledge in itself - Hegel</text:p>
            </text:list-item>
            <text:list-item>
              <text:p text:style-name="P8">elimination of the subject is a bad thing (TM)</text:p>
            </text:list-item>
          </text:list>
        </text:list-item>
        <text:list-item>
          <text:p text:style-name="P8">undermining reason</text:p>
          <text:list>
            <text:list-item>
              <text:p text:style-name="P8">human beings are disfigured by logic</text:p>
            </text:list-item>
            <text:list-item>
              <text:p text:style-name="P8">from Twilight of the Idols </text:p>
            </text:list-item>
          </text:list>
        </text:list-item>
        <text:list-item>
          <text:p text:style-name="P8">the DOING itself is EVERYTHING</text:p>
        </text:list-item>
        <text:list-item>
          <text:p text:style-name="P8">against any kind of determinism</text:p>
          <text:list>
            <text:list-item>
              <text:p text:style-name="P8">quasi-religions</text:p>
              <text:list>
                <text:list-item>
                  <text:p text:style-name="P8">e.g. Hegel, and perhaps Kant</text:p>
                </text:list-item>
              </text:list>
            </text:list-item>
          </text:list>
        </text:list-item>
        <text:list-item>
          <text:p text:style-name="P8">socio-scientific</text:p>
          <text:list>
            <text:list-item>
              <text:p text:style-name="P8">e.g. Marx</text:p>
            </text:list-item>
          </text:list>
        </text:list-item>
      </text:list>
      <text:h text:style-name="Heading_20_1" text:outline-level="1" text:is-list-header="true"/>
      <text:h text:style-name="Heading_20_1" text:outline-level="1">...on Philosophy</text:h>
      <text:list text:style-name="L6">
        <text:list-item>
          <text:list>
            <text:list-item>
              <text:h text:style-name="P9" text:outline-level="2">criticism of modern philosphy</text:h>
              <text:list>
                <text:list-item>
                  <text:h text:style-name="P10" text:outline-level="3">because it discounts subject[ivity] favouring object[ivity]</text:h>
                </text:list-item>
                <text:list-item>
                  <text:h text:style-name="P10" text:outline-level="3">fixed object for the 'knower' to 'know': this is a falacy</text:h>
                </text:list-item>
              </text:list>
            </text:list-item>
          </text:list>
        </text:list-item>
      </text:list>
      <text:p text:style-name="Standard">a linguistic trap in the subject-object dichotomy </text:p>
      <text:list text:style-name="L7">
        <text:list-item>
          <text:list>
            <text:list-item>
              <text:list>
                <text:list-item>
                  <text:h text:style-name="P11" text:outline-level="3">Decartes is wrong - I do not think because I am, I am because I think</text:h>
                </text:list-item>
                <text:list-item>
                  <text:h text:style-name="P11" text:outline-level="3">distinction between KNOWER and KNOWN</text:h>
                  <text:list>
                    <text:list-item>
                      <text:h text:style-name="P11" text:outline-level="3">the distinction of subject and object is at the root of modern western philosophy </text:h>
                    </text:list-item>
                  </text:list>
                </text:list-item>
              </text:list>
            </text:list-item>
          </text:list>
        </text:list-item>
      </text:list>
      <text:list text:style-name="L8">
        <text:list-item>
          <text:list>
            <text:list-item>
              <text:list>
                <text:list-item>
                  <text:list>
                    <text:list-item>
                      <text:p text:style-name="P12">prevented from really knowing anything due to grammer of language</text:p>
                    </text:list-item>
                  </text:list>
                </text:list-item>
              </text:list>
            </text:list-item>
          </text:list>
        </text:list-item>
      </text:list>
      <text:h text:style-name="Heading_20_2" text:outline-level="2">what should we keep from philosohpy?</text:h>
      <text:list text:style-name="L9">
        <text:list-item>
          <text:list>
            <text:list-item>
              <text:list>
                <text:list-item>
                  <text:h text:style-name="P13" text:outline-level="3">mode of enquirey</text:h>
                </text:list-item>
              </text:list>
            </text:list-item>
            <text:list-item>
              <text:h text:style-name="P14" text:outline-level="2">truth</text:h>
              <text:list>
                <text:list-item>
                  <text:h text:style-name="P13" text:outline-level="3">transcendentalism fails us</text:h>
                </text:list-item>
              </text:list>
            </text:list-item>
          </text:list>
        </text:list-item>
      </text:list>
      <text:p text:style-name="Standard">why the desire to transcend anyway? </text:p>
      <text:list text:style-name="L10">
        <text:list-item>
          <text:list>
            <text:list-item>
              <text:list>
                <text:list-item>
                  <text:h text:style-name="P15" text:outline-level="3">the only truth is the one with live, not the one we want to live</text:h>
                </text:list-item>
                <text:list-item>
                  <text:h text:style-name="P15" text:outline-level="3">`wisdom' is a reflection on history, `myth' is a visionary future</text:h>
                </text:list-item>
              </text:list>
            </text:list-item>
          </text:list>
        </text:list-item>
      </text:list>
      <text:h text:style-name="Heading_20_1" text:outline-level="1">Will To Power</text:h>
      <text:p text:style-name="Standard">slef-fashioning on the part of the subject </text:p>
      <text:h text:style-name="Heading_20_2" text:outline-level="2">what is nobble?</text:h>
      <text:list text:style-name="L4">
        <text:list-item text:start-value="1">
          <text:p text:style-name="P6">individuals, reflecting on shared events, expressing an Will To Power in the company of others </text:p>
        </text:list-item>
        <text:list-item>
          <text:p text:style-name="P16"><text:span text:style-name="T2">an incomplete process </text:span></text:p>
        </text:list-item>
        <text:list-item>
          <text:p text:style-name="P16">is grounded in SUBJECT HUMAN AGENCY in a world that WE CREATE</text:p>
          <text:list>
            <text:list-item>
              <text:list>
                <text:list-item>
                  <text:p text:style-name="P17">human agency</text:p>
                </text:list-item>
                <text:list-item>
                  <text:h text:style-name="P18" text:outline-level="3">perspectivism</text:h>
                </text:list-item>
              </text:list>
            </text:list-item>
          </text:list>
        </text:list-item>
      </text:list>
      <text:h text:style-name="Heading_20_2" text:outline-level="2">POWER not KNOWLEDGE is the only thing of WORTH IN ITS SELF</text:h>
      <text:h text:style-name="Heading_20_2" text:outline-level="2">be alive to onesself, create the values one wishes to live by</text:h>
      <text:h text:style-name="Heading_20_2" text:outline-level="2">work towards the end of a SELF-ACTUALISED HUMANITY</text:h>
      <text:h text:style-name="Heading_20_1" text:outline-level="1">humanity</text:h>
      <text:h text:style-name="Heading_20_2" text:outline-level="2">recall/revert of life of joy of spontaneous self-fashioning</text:h>
      <text:h text:style-name="Heading_20_2" text:outline-level="2">need of new values / morality</text:h>
      <text:list text:style-name="L11">
        <text:list-item>
          <text:list>
            <text:list-item>
              <text:list>
                <text:list-item>
                  <text:h text:style-name="P19" text:outline-level="3">beyond Good and Evil as concepts/distinctions</text:h>
                </text:list-item>
              </text:list>
            </text:list-item>
          </text:list>
        </text:list-item>
      </text:list>
      <text:p text:style-name="Standard">god, arbitor of `good' and `evil`, is dead. now what concepts, distinctions and conflict arbitration mechanisms are we going to use? </text:p>
      <text:h text:style-name="Heading_20_1" text:outline-level="1">nietzsche criticises...</text:h>
      <text:list text:style-name="L12">
        <text:list-item>
          <text:list>
            <text:list-item>
              <text:h text:style-name="P20" text:outline-level="2">blind faith</text:h>
              <text:list>
                <text:list-item>
                  <text:h text:style-name="P21" text:outline-level="3">rejection of religion</text:h>
                </text:list-item>
                <text:list-item>
                  <text:h text:style-name="P21" text:outline-level="3">christianity is the metaphysics of the hangman; guilt and punishment</text:h>
                </text:list-item>
              </text:list>
            </text:list-item>
            <text:list-item>
              <text:h text:style-name="P20" text:outline-level="2">rationalism / liberalism</text:h>
            </text:list-item>
          </text:list>
        </text:list-item>
      </text:list>
      <text:list text:style-name="L13">
        <text:list-item>
          <text:list>
            <text:list-item>
              <text:list>
                <text:list-item>
                  <text:h text:style-name="P22" text:outline-level="3">critique of liberalism</text:h>
                  <text:list>
                    <text:list-item>
                      <text:h text:style-name="P23" text:outline-level="4">secularised christianity</text:h>
                    </text:list-item>
                    <text:list-item>
                      <text:h text:style-name="P23" text:outline-level="4">objective truth imprissions people from joy of spontaneous self fashioning</text:h>
                    </text:list-item>
                  </text:list>
                </text:list-item>
                <text:list-item>
                  <text:h text:style-name="P22" text:outline-level="3">skepticism</text:h>
                </text:list-item>
              </text:list>
            </text:list-item>
          </text:list>
        </text:list-item>
      </text:list>
      <text:list text:style-name="L14">
        <text:list-item>
          <text:list>
            <text:list-item>
              <text:list>
                <text:list-item>
                  <text:list>
                    <text:list-item>
                      <text:h text:style-name="P24" text:outline-level="4">we may know nothing at all....</text:h>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1" svg:font-family="Lucidasans"/>
    <style:font-face style:name="StarSymbol" svg:font-family="StarSymbol"/>
    <style:font-face style:name="Arial1" svg:font-family="Arial"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creation-date>2007-11-29T00:49:09</meta:creation-date>
    <dc:creator>Rob Dyke</dc:creator>
    <dc:date>2007-11-29T00:59:29</dc:date>
    <dc:language>de-DE</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4" meta:paragraph-count="83" meta:word-count="573" meta:character-count="3649"/>
  </office:meta>
</office:document-meta>
</file>